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F0000005681FE674F.jpg"/>
  <manifest:file-entry manifest:media-type="" manifest:full-path="Pictures/2000000800000FB50000024D669205AA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Arial3" svg:font-family="Arial, sans-serif"/>
    <style:font-face style:name="OpenSymbol" svg:font-family="OpenSymbol"/>
    <style:font-face style:name="StarSymbol1" svg:font-family="StarSymbol"/>
    <style:font-face style:name="StarSymbol" svg:font-family="StarSymbol, 'Arial Unicode MS'"/>
    <style:font-face style:name="Arial4" svg:font-family="Aria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11pt" fo:language="pt" fo:country="BR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 fo:padding="0.011cm" fo:border-left="none" fo:border-right="none" fo:border-top="0.002cm solid #000000" fo:border-bottom="none"/>
      <style:text-properties style:font-name="Arial" fo:font-size="8pt" fo:language="pt" fo:country="BR"/>
    </style:style>
    <style:style style:name="P4" style:family="paragraph" style:parent-style-name="Footer">
      <style:paragraph-properties fo:text-align="end" style:justify-single-word="false" fo:padding="0.049cm" fo:border-left="none" fo:border-right="none" fo:border-top="0.002cm solid #000000" fo:border-bottom="none"/>
      <style:text-properties fo:font-size="9pt"/>
    </style:style>
    <style:style style:name="P5" style:family="paragraph" style:parent-style-name="Footer">
      <style:paragraph-properties fo:text-align="start" style:justify-single-word="false" fo:padding="0cm" fo:border="none"/>
      <style:text-properties fo:font-size="9pt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text-properties style:use-window-font-color="true" fo:font-size="11pt" fo:language="pt" fo:country="BR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8" style:family="paragraph" style:parent-style-name="Standard">
      <style:text-properties style:use-window-font-color="true" fo:font-size="11pt" fo:language="pt" fo:country="B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9" style:family="paragraph" style:parent-style-name="Standard">
      <style:text-properties style:use-window-font-color="true" fo:font-size="11pt" fo:language="pt" fo:country="B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Standard">
      <style:text-properties fo:font-size="11pt"/>
    </style:style>
    <style:style style:name="P11" style:family="paragraph" style:parent-style-name="Standard">
      <style:paragraph-properties fo:text-align="start" style:justify-single-word="false"/>
      <style:text-properties fo:font-size="11pt" style:font-size-asian="11pt" style:font-size-complex="10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text-properties style:font-name="Arial" style:font-name-asian="HG Mincho Light J" style:font-name-complex="Arial Unicode MS1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fo:font-size="11pt" fo:language="pt" fo:country="B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1cm" fo:margin-right="0cm" fo:text-indent="0cm" style:auto-text-indent="false"/>
    </style:style>
    <style:style style:name="P17" style:family="paragraph" style:parent-style-name="Standard">
      <style:paragraph-properties fo:margin-left="1cm" fo:margin-right="0cm" fo:text-indent="0cm" style:auto-text-indent="false"/>
      <style:text-properties style:use-window-font-color="true" fo:font-size="11pt" fo:language="pt" fo:country="B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1cm" fo:margin-right="0cm" fo:text-indent="0cm" style:auto-text-indent="false"/>
      <style:text-properties style:use-window-font-color="true" fo:font-size="11pt" fo:language="pt" fo:country="BR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9" style:family="paragraph" style:parent-style-name="Standard">
      <style:paragraph-properties fo:margin-left="1cm" fo:margin-right="0cm" fo:text-indent="0cm" style:auto-text-indent="false"/>
      <style:text-properties fo:font-size="11pt"/>
    </style:style>
    <style:style style:name="P20" style:family="paragraph" style:parent-style-name="Standard">
      <style:paragraph-properties fo:margin-left="1cm" fo:margin-right="0cm" fo:text-indent="0cm" style:auto-text-indent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3" fo:font-size="10pt"/>
    </style:style>
    <style:style style:name="P24" style:family="paragraph" style:parent-style-name="Text_20_body">
      <style:paragraph-properties fo:margin-left="0cm" fo:margin-right="0cm" fo:margin-top="0cm" fo:margin-bottom="0cm" fo:text-indent="0cm" style:auto-text-indent="false"/>
      <style:text-properties fo:font-variant="normal" fo:text-transform="none" style:font-name="Arial2" fo:font-size="12pt" fo:font-style="normal" fo:font-weight="normal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2" fo:font-size="12pt" fo:font-weight="normal" style:font-size-asian="12pt" style:font-size-complex="12pt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Text_20_body">
      <style:paragraph-properties fo:margin-top="0cm" fo:margin-bottom="0.4cm" fo:text-align="justify" style:justify-single-word="false"/>
    </style:style>
    <style:style style:name="P29" style:family="paragraph" style:parent-style-name="Text_20_body">
      <style:paragraph-properties fo:margin-top="0cm" fo:margin-bottom="0.4cm" fo:text-align="justify" style:justify-single-word="false"/>
      <style:text-properties fo:font-weight="normal" style:font-weight-asian="normal" style:font-weight-complex="normal"/>
    </style:style>
    <style:style style:name="P30" style:family="paragraph" style:parent-style-name="Standard">
      <style:paragraph-properties fo:margin-top="0cm" fo:margin-bottom="0.4cm" fo:text-align="justify" style:justify-single-word="false" fo:break-before="page"/>
    </style:style>
    <style:style style:name="P31" style:family="paragraph" style:parent-style-name="Text_20_body">
      <style:paragraph-properties fo:margin-left="0cm" fo:margin-right="0cm" fo:margin-top="0cm" fo:margin-bottom="0.4cm" fo:text-align="justify" style:justify-single-word="false" fo:text-indent="-0.635cm" style:auto-text-indent="false"/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margin-left="0cm" fo:margin-right="0cm" fo:text-align="justify" style:justify-single-word="false" fo:text-indent="-0.635cm" style:auto-text-indent="false" fo:break-before="page"/>
    </style:style>
    <style:style style:name="P33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4" style:family="paragraph" style:parent-style-name="Standard" style:master-page-name="First_20_Page">
      <style:paragraph-properties fo:margin-left="1cm" fo:margin-right="0cm" fo:text-indent="0cm" style:auto-text-indent="false" style:page-number="auto"/>
      <style:text-properties fo:font-size="11pt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Text_20_body" style:list-style-name="L1"/>
    <style:style style:name="P37" style:family="paragraph" style:parent-style-name="Text_20_body">
      <style:text-properties style:font-name="Arial" style:font-name-asian="HG Mincho Light J" style:font-name-complex="Arial Unicode MS1"/>
    </style:style>
    <style:style style:name="P38" style:family="paragraph" style:parent-style-name="Text_20_body" style:list-style-name="L7">
      <style:text-properties style:font-name="Arial2" fo:font-size="12pt" style:font-size-asian="12pt" style:font-size-complex="12pt"/>
    </style:style>
    <style:style style:name="P39" style:family="paragraph" style:parent-style-name="Text_20_body" style:list-style-name="L1">
      <style:paragraph-properties fo:margin-top="0cm" fo:margin-bottom="0.4cm" fo:text-align="justify" style:justify-single-word="false"/>
      <style:text-properties fo:font-weight="normal" style:font-weight-asian="normal" style:font-weight-complex="normal"/>
    </style:style>
    <style:style style:name="P40" style:family="paragraph" style:parent-style-name="Text_20_body" style:list-style-name="L2">
      <style:paragraph-properties fo:margin-left="0cm" fo:margin-right="0cm" fo:margin-top="0cm" fo:margin-bottom="0cm" fo:text-indent="0cm" style:auto-text-indent="false"/>
      <style:text-properties style:font-name="Arial2" fo:font-size="12pt" fo:font-weight="normal" style:font-size-asian="12pt" style:font-size-complex="12pt"/>
    </style:style>
    <style:style style:name="P41" style:family="paragraph" style:parent-style-name="Text_20_body" style:list-style-name="L3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2" style:family="paragraph" style:parent-style-name="Text_20_body" style:list-style-name="L4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3" style:family="paragraph" style:parent-style-name="Text_20_body" style:list-style-name="L6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4" style:family="paragraph" style:parent-style-name="Text_20_body" style:list-style-name="L7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5" style:family="paragraph" style:parent-style-name="Text_20_body" style:list-style-name="L8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6" style:family="paragraph" style:parent-style-name="Text_20_body" style:list-style-name="L9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7" style:family="paragraph" style:parent-style-name="Text_20_body" style:list-style-name="L10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8" style:family="paragraph" style:parent-style-name="Text_20_body" style:list-style-name="L11">
      <style:paragraph-properties fo:margin-left="0cm" fo:margin-right="0cm" fo:margin-top="0cm" fo:margin-bottom="0cm" fo:text-indent="0cm" style:auto-text-indent="false"/>
      <style:text-properties style:font-name="Arial2" fo:font-size="12pt" style:font-size-asian="12pt" style:font-size-complex="12pt"/>
    </style:style>
    <style:style style:name="P49" style:family="paragraph" style:parent-style-name="Text_20_body" style:list-style-name="L3">
      <style:paragraph-properties fo:margin-left="0cm" fo:margin-right="0cm" fo:margin-top="0cm" fo:margin-bottom="0cm" fo:text-indent="0cm" style:auto-text-indent="false"/>
    </style:style>
    <style:style style:name="P50" style:family="paragraph" style:parent-style-name="Text_20_body" style:list-style-name="L5">
      <style:paragraph-properties fo:margin-left="0cm" fo:margin-right="0cm" fo:margin-top="0cm" fo:margin-bottom="0cm" fo:text-indent="0cm" style:auto-text-indent="false"/>
      <style:text-properties style:font-name="Arial3" fo:font-size="10pt"/>
    </style:style>
    <style:style style:name="P51" style:family="paragraph" style:parent-style-name="Text_20_body" style:list-style-name="L4">
      <style:paragraph-properties fo:margin-top="0cm" fo:margin-bottom="0.499cm"/>
      <style:text-properties fo:color="#ff0000" style:font-name="Arial2" fo:font-size="12pt" style:font-size-asian="12pt" style:font-size-complex="12pt"/>
    </style:style>
    <style:style style:name="P52" style:family="paragraph" style:parent-style-name="Text_20_body" style:list-style-name="L7">
      <style:paragraph-properties fo:margin-top="0cm" fo:margin-bottom="0.499cm"/>
      <style:text-properties fo:color="#ff0000" style:font-name="Arial2" fo:font-size="12pt" style:font-size-asian="12pt" style:font-size-complex="12pt"/>
    </style:style>
    <style:style style:name="P53" style:family="paragraph" style:parent-style-name="Text_20_body" style:list-style-name="L8">
      <style:paragraph-properties fo:margin-top="0cm" fo:margin-bottom="0.499cm"/>
      <style:text-properties fo:color="#ff0000" style:font-name="Arial2" fo:font-size="12pt" style:font-size-asian="12pt" style:font-size-complex="12pt"/>
    </style:style>
    <style:style style:name="P54" style:family="paragraph" style:parent-style-name="Text_20_body" style:list-style-name="L9">
      <style:paragraph-properties fo:margin-top="0cm" fo:margin-bottom="0.499cm"/>
      <style:text-properties fo:color="#ff0000" style:font-name="Arial2" fo:font-size="12pt" style:font-size-asian="12pt" style:font-size-complex="12pt"/>
    </style:style>
    <style:style style:name="P55" style:family="paragraph" style:parent-style-name="Text_20_body" style:list-style-name="L11">
      <style:paragraph-properties fo:margin-top="0cm" fo:margin-bottom="0.499cm"/>
      <style:text-properties fo:color="#ff0000" style:font-name="Arial2" fo:font-size="12pt" style:font-size-asian="12pt" style:font-size-complex="12pt"/>
    </style:style>
    <style:style style:name="P56" style:family="paragraph" style:parent-style-name="Text_20_body">
      <style:paragraph-properties fo:break-before="page"/>
      <style:text-properties style:font-name="Arial" style:font-name-asian="HG Mincho Light J" style:font-name-complex="Arial Unicode MS1"/>
    </style:style>
    <style:style style:name="P57" style:family="paragraph" style:parent-style-name="Heading_20_1">
      <style:text-properties fo:font-size="16pt" style:font-size-asian="16pt" style:font-size-complex="16pt"/>
    </style:style>
    <style:style style:name="P58" style:family="paragraph" style:parent-style-name="Heading_20_1">
      <style:text-properties style:font-name="Arial" fo:font-size="16pt" style:font-name-asian="HG Mincho Light J" style:font-size-asian="16pt" style:font-name-complex="Arial Unicode MS1" style:font-size-complex="16pt"/>
    </style:style>
    <style:style style:name="P59" style:family="paragraph" style:parent-style-name="Heading_20_1" style:list-style-name="L12">
      <style:text-properties style:font-name="Arial" style:font-name-asian="HG Mincho Light J" style:font-name-complex="Arial Unicode MS1"/>
    </style:style>
    <style:style style:name="P60" style:family="paragraph" style:parent-style-name="Heading_20_1">
      <style:text-properties style:font-name="Arial2" fo:font-size="16pt" fo:font-weight="bold" style:font-size-asian="16pt" style:font-size-complex="16pt"/>
    </style:style>
    <style:style style:name="P61" style:family="paragraph" style:parent-style-name="Heading_20_1">
      <style:text-properties style:font-name="Arial2" fo:font-size="16pt" style:font-size-asian="16pt" style:font-size-complex="16pt"/>
    </style:style>
    <style:style style:name="P62" style:family="paragraph" style:parent-style-name="Heading_20_1">
      <style:paragraph-properties fo:text-align="justify" style:justify-single-word="false" fo:break-before="page"/>
    </style:style>
    <style:style style:name="P63" style:family="paragraph" style:parent-style-name="Heading_20_1">
      <style:paragraph-properties fo:margin-top="0cm" fo:margin-bottom="0.4cm" fo:text-align="justify" style:justify-single-word="false"/>
    </style:style>
    <style:style style:name="P64" style:family="paragraph">
      <style:paragraph-properties fo:text-align="center"/>
    </style:style>
    <style:style style:name="P65" style:family="paragraph">
      <style:paragraph-properties fo:text-align="end"/>
    </style:style>
    <style:style style:name="P66" style:family="paragraph">
      <style:paragraph-properties fo:text-align="center"/>
      <style:text-properties style:font-name="Times New Roman" fo:font-size="12pt" fo:font-weight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style:font-name="Arial2" fo:font-size="12pt" fo:font-weight="normal" style:font-size-asian="12pt" style:font-size-complex="12pt"/>
    </style:style>
    <style:style style:name="T5" style:family="text">
      <style:text-properties style:font-name="Arial2" fo:font-size="12pt" style:font-size-asian="12pt" style:font-size-complex="12pt"/>
    </style:style>
    <style:style style:name="T6" style:family="text">
      <style:text-properties style:font-name="Arial2" fo:font-weight="bold"/>
    </style:style>
    <style:style style:name="T7" style:family="text">
      <style:text-properties style:font-name="Times New Roman" fo:font-size="48pt" fo:font-weight="bold" style:font-weight-complex="bold"/>
    </style:style>
    <style:style style:name="T8" style:family="text">
      <style:text-properties style:font-name="Times New Roman" fo:font-size="48pt" fo:font-weight="bold"/>
    </style:style>
    <style:style style:name="T9" style:family="text">
      <style:text-properties fo:font-size="48pt" fo:font-weight="bold"/>
    </style:style>
    <style:style style:name="T10" style:family="text">
      <style:text-properties fo:font-size="28pt" fo:font-weight="bold" style:font-size-asian="28pt" style:font-size-complex="28pt"/>
    </style:style>
    <style:style style:name="T11" style:family="text">
      <style:text-properties fo:font-size="12pt" fo:font-weight="bold" style:font-size-asian="12pt" style:font-size-complex="12pt"/>
    </style:style>
    <style:style style:name="T12" style:family="text">
      <style:text-properties fo:font-size="18pt" fo:font-weight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style:num-suffix="." style:num-format="1">
        <style:list-level-properties/>
      </text:list-level-style-number>
      <text:list-level-style-number text:level="2" style:num-suffix=". " style:num-format="1" text:display-levels="2">
        <style:list-level-properties/>
      </text:list-level-style-number>
      <text:list-level-style-number text:level="3" style:num-suffix=". " style:num-format="1" text:display-levels="3">
        <style:list-level-properties/>
      </text:list-level-style-number>
      <text:list-level-style-number text:level="4" style:num-suffix=". 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format="">
        <style:list-level-properties/>
      </text:list-level-style-number>
    </text:list-style>
    <style:style style:name="gr1" style:family="graphic">
      <style:graphic-properties svg:stroke-color="#e6e6e6" draw:fill-color="#e6e6e6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9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rect text:anchor-type="paragraph" draw:z-index="0" draw:style-name="gr1" draw:text-style-name="P64" svg:width="17.477cm" svg:height="24.304cm" svg:x="0.028cm" svg:y="0.018cm"><text:p/></draw:rect></text:p>
      <text:p text:style-name="P19"><draw:frame text:anchor-type="paragraph" draw:z-index="1" draw:style-name="gr2" draw:text-style-name="P66" svg:width="16.255cm" svg:height="19.208cm" svg:x="-0.73cm" svg:y="3.422cm"><draw:text-box><text:p text:style-name="P64"><text:span text:style-name="T7"><text:s/></text:span><text:span text:style-name="T7">PROSPECÇÃO TECNOLÓGICA PARA O </text:span></text:p><text:p text:style-name="P64"><text:span text:style-name="T8">EXPRESSOV3</text:span></text:p><text:p text:style-name="P64"><text:span text:style-name="T9"/></text:p><text:p text:style-name="P64"><text:span text:style-name="T10"><text:s text:c="2"/></text:span></text:p><text:p text:style-name="P64"><text:span text:style-name="T10"/></text:p><text:p text:style-name="P64"><text:span text:style-name="T10"/></text:p><text:p text:style-name="P64"><text:span text:style-name="T11">DOC V1.1 – 03/06/2011</text:span></text:p><text:p text:style-name="P65"><text:span text:style-name="T12"/></text:p></draw:text-box></draw:frame></text:p>
      <text:p text:style-name="P3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3">1. Objetivo<text:tab/>3</text:p>
          <text:p text:style-name="P33">2. Contexto<text:tab/>4</text:p>
          <text:p text:style-name="P33">3. Requisitos<text:tab/>6</text:p>
          <text:p text:style-name="P33">4. Framework /Aplicação<text:tab/>6</text:p>
          <text:p text:style-name="P33">5. Administração/Configuração<text:tab/>6</text:p>
          <text:p text:style-name="P33">6.Independência de plataforma/Serviços <text:tab/>6</text:p>
          <text:p text:style-name="P33">7.Interface e Design<text:tab/>6</text:p>
          <text:p text:style-name="P33">8.Infraestrutura:<text:tab/>7</text:p>
          <text:p text:style-name="P33">9.Tecnologia:<text:tab/>7</text:p>
          <text:p text:style-name="P33">10. Funcionalidades Tecnológicas<text:tab/>8</text:p>
          <text:p text:style-name="P33">11. Conclusão<text:tab/>9</text:p>
          <text:p text:style-name="P33">1.Ficha técnica<text:tab/>10</text:p>
        </text:index-body>
      </text:table-of-content>
      <text:p text:style-name="P10"/>
      <text:h text:style-name="P62" text:outline-level="1"><text:s/>Objetivo</text:h>
      <text:p text:style-name="P13"/>
      <text:p text:style-name="P12"><text:tab/>O Expresso como suíte de comunicação do governo está amplamente difundido no Brasil, gerando incomparável economia interna considerando principalmente áreas de governo abrangendo desde órgãos municipais, estaduais e federais.<text:tab/></text:p>
      <text:p text:style-name="P28">O fato gerador deste documento são os problemas encontrados em relação <text:s/>a evolução da suíte Expresso em função da <text:s/>base tecnológica em que fora concebida, a realidade atual e a necessidade estratégica de investimentos necessários ao seu fortalecimento e garantia de continuidade.</text:p>
      <text:p text:style-name="P28"><text:s text:c="5"/>O documento embasador deste trabalho é o denominado Proposta de Evolução Tecnológica para o ExpressoV3. </text:p>
      <text:p text:style-name="P28"><text:s text:c="3"/><text:tab/>O objetivo aqui é elencar quais os itens necessariamente devem ser avaliados em uma determinada ferramenta de groupware para que possamos evoluir a atual suíte expresso.</text:p>
      <text:p text:style-name="P28"><text:tab/></text:p>
      <text:p text:style-name="P28"/>
      <text:p text:style-name="P28"/>
      <text:p text:style-name="P30"/>
      <text:h text:style-name="P63" text:outline-level="1"><text:s/>Contexto</text:h>
      <text:p text:style-name="P28"><text:tab/>O Expresso trata-se de uma suíte de comunicação baseada no EgroupWare que teve como base de de código o phpGroupware, nascido por volta do ano 2000, com a realidade tecnológica da época.</text:p>
      <text:list xml:id="list1013074995" text:style-name="L1">
        <text:list-item>
          <text:p text:style-name="P36">Em 2000 teve início do desenvolvimento do projeto <text:s/><text:span text:style-name="T2">phpgroupware </text:span>, baseado no <text:span text:style-name="T2">webdistro</text:span>;</text:p>
          <text:p text:style-name="P36"/>
        </text:list-item>
        <text:list-item>
          <text:p text:style-name="P36">Em 2003 o egroupware nasceu de um novo fork. eGroupware teve uma grande comunidade comparado com seus predecessores;</text:p>
          <text:p text:style-name="P36"/>
        </text:list-item>
        <text:list-item>
          <text:p text:style-name="P36">Em 2005 foi adotado o consórcio egroupware na comunidade e estabelecendo eleições e administração;</text:p>
          <text:p text:style-name="P36"/>
        </text:list-item>
        <text:list-item>
          <text:p text:style-name="P36">Em 2004/2005 teve inicio o <text:s/>Expresso baseado no Egroupware v.1.0.9;</text:p>
          <text:p text:style-name="P36"/>
        </text:list-item>
        <text:list-item>
          <text:p text:style-name="P36">Em 2007 fora criada a comunidade Expresso;</text:p>
          <text:p text:style-name="P36"/>
        </text:list-item>
        <text:list-item>
          <text:p text:style-name="P39">Os projetos Egroupware e Expresso rumaram distintamente;</text:p>
        </text:list-item>
        <text:list-item>
          <text:p text:style-name="P39"/>
        </text:list-item>
      </text:list>
      <text:p text:style-name="P29">Em 2008 teve início o <text:s/>projeto Tine 2.0. separando-se do Egroupware baseado em nova estrutura tecnológica, <text:s/>nova realidade Web e novos frameworks de desenvolvimento;</text:p>
      <text:p text:style-name="P29">Nosso objetivo principal, assim como ocorrera na evolução do Egroupware é analisar a ferramenta Tine20 e propor uma alternativa de evolução tecnológica para o expresso tendo como base uma ferramenta que já sofrera exatamente do mesmos problemas elancados no documento de proposta de projeto, com o menor impacto possível em uma migração e/ou convivência com a versão atual do expresso.</text:p>
      <text:p text:style-name="P29"/>
      <text:p text:style-name="P32"/>
      <text:h text:style-name="P58" text:outline-level="1"><text:s/>Requisitos</text:h>
      <text:p text:style-name="P14"/>
      <text:p text:style-name="P14">A ferramenta Tine20 será analisada, considerando os seguintes requisitos gerais de </text:p>
      <text:p text:style-name="P14">aceitação:</text:p>
      <text:p text:style-name="P14"/>
      <text:h text:style-name="P57" text:outline-level="1"><text:s/>Framework /Aplicação</text:h>
      <text:p text:style-name="P25">Obrigatórios</text:p>
      <text:list xml:id="list752128353" text:style-name="L2">
        <text:list-item>
          <text:p text:style-name="P40">Documentação e sedimentação no mercado;</text:p>
        </text:list-item>
        <text:list-item>
          <text:p text:style-name="P40">Estrutura e Código de fácil aprendizado e manutenção visando novos desenvolvedores;</text:p>
        </text:list-item>
        <text:list-item>
          <text:p text:style-name="P40">Extensibilidade, independência de camadas/módulos/serviços – api;</text:p>
        </text:list-item>
        <text:list-item>
          <text:p text:style-name="P40">Facilitar o intercâmbio de informações entre sistemas/módulos;</text:p>
        </text:list-item>
        <text:list-item>
          <text:p text:style-name="P40">Separação do processamento entre interface de usuário e lógica de negócio;</text:p>
        </text:list-item>
        <text:list-item>
          <text:p text:style-name="P40">Framework contemplando níveis de segurança SQLI e XSS;</text:p>
        </text:list-item>
        <text:list-item>
          <text:p text:style-name="P40">Suporte a internacionalização;</text:p>
        </text:list-item>
        <text:list-item>
          <text:p text:style-name="P40">Abstração dos backends principalmente Banco de Dados, Imap e LDAP;</text:p>
        </text:list-item>
        <text:list-item>
          <text:p text:style-name="P40">Desempenho: Performance em padrões aceitáveis a dado volume;</text:p>
        </text:list-item>
        <text:list-item>
          <text:p text:style-name="P40">Modularidade: independência funcional dos componentes;</text:p>
        </text:list-item>
        <text:list-item>
          <text:p text:style-name="P40">Controle de acesso e Autenticação;</text:p>
        </text:list-item>
        <text:list-item>
          <text:p text:style-name="P40">Utilização de solução já consolidada <text:span text:style-name="T3">(como APIs auxiliares);</text:span></text:p>
        </text:list-item>
        <text:list-item>
          <text:p text:style-name="P40">Menor impacto na migração e usabilidade para usuários;</text:p>
        </text:list-item>
        <text:list-item>
          <text:p text:style-name="P40">Possibilidade de disponibilização serviços, XMLPRC ou similar, para acessos externos <text:span text:style-name="T3">e/ou integração com outras ferramentas;</text:span></text:p>
        </text:list-item>
      </text:list>
      <text:p text:style-name="P25">Desejáveis</text:p>
      <text:list xml:id="list222006124" text:style-name="L3">
        <text:list-item>
          <text:p text:style-name="P41">Convivência com API atual, visando migração gradual;</text:p>
        </text:list-item>
        <text:list-item>
          <text:p text:style-name="P49"><text:span text:style-name="Strong_20_Emphasis"><text:span text:style-name="T4">Rastreabilidade das atividades de usuários;</text:span></text:span></text:p>
          <text:p text:style-name="P49"><text:span text:style-name="Strong_20_Emphasis"><text:span text:style-name="T4"/></text:span></text:p>
        </text:list-item>
      </text:list>
      <text:h text:style-name="P60" text:outline-level="1"><text:s/>Administração/Configuração</text:h>
      <text:p text:style-name="P24">Obrigatório</text:p>
      <text:list xml:id="list782760585" text:style-name="L4">
        <text:list-item>
          <text:p text:style-name="P42">Suporte a Master/Slave do Ldap ou tecnologia similar;</text:p>
        </text:list-item>
        <text:list-item>
          <text:p text:style-name="P42">Abstração do serviço e estrutura de diretórios;</text:p>
        </text:list-item>
        <text:list-item>
          <text:p text:style-name="P51">Abstração da implementação do serviço de diretórios (pode ser AD, OpenLDAP, ...);</text:p>
        </text:list-item>
      </text:list>
      <text:p text:style-name="P25">Desejáveis</text:p>
      <text:list xml:id="list2084296618" text:style-name="L5">
        <text:list-item>
          <text:p text:style-name="P50"><text:span text:style-name="T5">Níveis de delegação da Administração, Administração de Ambiente e Usuári</text:span>os.</text:p>
        </text:list-item>
      </text:list>
      <text:p text:style-name="P23"/>
      <text:h text:style-name="P57" text:outline-level="1"><text:span text:style-name="T6"><text:s/>Independência de plataforma/Serviços</text:span> </text:h>
      <text:p text:style-name="P26">Obrigatório</text:p>
      <text:list xml:id="list1517810016" text:style-name="L6">
        <text:list-item>
          <text:p text:style-name="P43">S.O.;</text:p>
        </text:list-item>
        <text:list-item>
          <text:p text:style-name="P43">Serviços/protocolos padrões;</text:p>
        </text:list-item>
        <text:list-item>
          <text:p text:style-name="P43">Software Livre, código aberto;</text:p>
        </text:list-item>
      </text:list>
      <text:h text:style-name="P57" text:outline-level="1"><text:soft-page-break/>Interface e Design</text:h>
      <text:p text:style-name="P25">Obrigatório</text:p>
      <text:list xml:id="list1230946164" text:style-name="L7">
        <text:list-item>
          <text:p text:style-name="P38">Interface baseada na usabilidade e intuitividade; </text:p>
        </text:list-item>
        <text:list-item>
          <text:p text:style-name="P44">Suporte e customização de temas;</text:p>
        </text:list-item>
        <text:list-item>
          <text:p text:style-name="P44">Canais de comunicação e navegabilidade;</text:p>
        </text:list-item>
        <text:list-item>
          <text:p text:style-name="P44">Flexibilidade e Níveis de Parametrização escolhidos pelo usuário;</text:p>
        </text:list-item>
        <text:list-item>
          <text:p text:style-name="P52">Uso de APIs consolidadas/padronizadas no mercado;</text:p>
        </text:list-item>
      </text:list>
      <text:p text:style-name="P26">Desejável</text:p>
      <text:list xml:id="list389408601" text:style-name="L8">
        <text:list-item>
          <text:p text:style-name="P45">Descartável (pode ser refeita/alterada a qualquer momento);</text:p>
        </text:list-item>
        <text:list-item>
          <text:p text:style-name="P45">Html5 (integrar com o desktop e usar recursos avançados);</text:p>
        </text:list-item>
        <text:list-item>
          <text:p text:style-name="P45">Suporte e customização de temas por estrutura LDAP, <text:span text:style-name="T3">por domínio (múltiplos domínios), grupos de usuários, ...</text:span></text:p>
        </text:list-item>
        <text:list-item>
          <text:p text:style-name="P45">Contemplar Acessibilidade;</text:p>
        </text:list-item>
        <text:list-item>
          <text:p text:style-name="P53">Permitir medir os acessos e uso de qualquer parte da ferramenta, seja pelos usuários ou pelos administradores (estilo google analytics)</text:p>
          <text:p text:style-name="P53"/>
        </text:list-item>
      </text:list>
      <text:h text:style-name="P57" text:outline-level="1"><text:span text:style-name="T1">I</text:span><text:span text:style-name="T1">nfraestrutura:</text:span></text:h>
      <text:p text:style-name="P26">Obrigatório</text:p>
      <text:list xml:id="list1685302440" text:style-name="L9">
        <text:list-item>
          <text:p text:style-name="P46">Facilmente escalável;</text:p>
        </text:list-item>
        <text:list-item>
          <text:p text:style-name="P46">Gerenciamento distribuído e contabilizável(billing);</text:p>
        </text:list-item>
        <text:list-item>
          <text:p text:style-name="P46">Reutilização/compatibilidade dos serviços ora utilizados: imap, sieve, postgres, ldap, smtp</text:p>
        </text:list-item>
        <text:list-item>
          <text:p text:style-name="P54">Uso intensivo de cache (agilidade nas respostas para o usuário, redução da carga nos serviços, redução da necessidade de adicionar/escalar a infra);</text:p>
        </text:list-item>
      </text:list>
      <text:p text:style-name="P26">Desejável</text:p>
      <text:list xml:id="list1241457976" text:style-name="L10">
        <text:list-item>
          <text:p text:style-name="P47">Monitoramento do uso e da infraestrura;</text:p>
        </text:list-item>
      </text:list>
      <text:p text:style-name="P25"/>
      <text:p text:style-name="P25"/>
      <text:h text:style-name="P61" text:outline-level="1">Tecnologia:</text:h>
      <text:p text:style-name="P25">Obrigatório</text:p>
      <text:list xml:id="list1932564570" text:style-name="L11">
        <text:list-item>
          <text:p text:style-name="P48">Suporte a dispositivos móveis - smartphones, tablets, ...;</text:p>
        </text:list-item>
        <text:list-item>
          <text:p text:style-name="P48">Integração com redes sociais e outros sites/sistemas;</text:p>
        </text:list-item>
        <text:list-item>
          <text:p text:style-name="P48">Suporte a protocolos padrões para dispositivos móveis - Activesync, push, XX Dav,... </text:p>
        </text:list-item>
        <text:list-item>
          <text:p text:style-name="P48">Suporte a Voip;</text:p>
        </text:list-item>
        <text:list-item>
          <text:p text:style-name="P48">Interoperabilidade XML;</text:p>
        </text:list-item>
        <text:list-item>
          <text:p text:style-name="P55">Uso intensivo de HTML5;</text:p>
        </text:list-item>
      </text:list>
      <text:p text:style-name="P14"/>
      <text:p text:style-name="P56"/>
      <text:p text:style-name="P14"><text:tab/></text:p>
      <text:h text:style-name="P57" text:outline-level="1"><text:s/>Funcionalidades Tecnológicas Requeridas</text:h>
      <text:p text:style-name="Standard"><text:s text:c="5"/>Proposta de trabalho para elencar itens relativos a prospecção <text:s text:c="2"/>para o Expresso V3, considerando a tecnologia e/ou funcionalidades já existentes no expressov2, que necessariamente devem estar presentes no expressov3, ou merecem atenção do ponto de vista desenvolvimento e tecnologia.</text:p>
      <text:p text:style-name="Standard"/>
      <text:h text:style-name="Heading_20_2" text:outline-level="2"><text:soft-page-break/>Análise do processo de Instalação;</text:h>
      <text:h text:style-name="Heading_20_2" text:outline-level="2">Verificação de suporte e trabalho necessário a adequação a infraestrutura:</text:h>
      <text:h text:style-name="Heading_20_3" text:outline-level="3">Suporte a RHDS/Openldap</text:h>
      <text:h text:style-name="Heading_20_3" text:outline-level="3">Suporte Imap;</text:h>
      <text:h text:style-name="Heading_20_3" text:outline-level="3">Suporte PostgreSql;</text:h>
      <text:h text:style-name="Heading_20_2" text:outline-level="2">SegurançaSegurança: </text:h>
      <text:h text:style-name="Heading_20_3" text:outline-level="3">Analise do tratamento de SQLI</text:h>
      <text:h text:style-name="Heading_20_3" text:outline-level="3"><text:s/>Analise do tratamento deCSS</text:h>
      <text:h text:style-name="Heading_20_3" text:outline-level="3"><text:s/>Suporte a Certificados Digitais: Login, Assinatura e Criptografia</text:h>
      <text:h text:style-name="Heading_20_3" text:outline-level="3"><text:s/>Esquema e política de senhas;</text:h>
      <text:h text:style-name="Heading_20_2" text:outline-level="2">Suporte ao novo Arquivamento Local;</text:h>
      <text:h text:style-name="Heading_20_2" text:outline-level="2">Suporte Mensageiro Instantâneo;</text:h>
      <text:h text:style-name="Heading_20_2" text:outline-level="2">Suporte VOIP;</text:h>
      <text:h text:style-name="Heading_20_2" text:outline-level="2">Compartilhamentos:</text:h>
      <text:h text:style-name="Heading_20_3" text:outline-level="3"><text:s/>Email;</text:h>
      <text:h text:style-name="Heading_20_3" text:outline-level="3"><text:s/>Agenda;</text:h>
      <text:h text:style-name="Heading_20_3" text:outline-level="3"><text:s/>Catálogo;</text:h>
      <text:h text:style-name="Heading_20_2" text:outline-level="2"><text:s/>Orientação a nuvem:</text:h>
      <text:h text:style-name="Heading_20_3" text:outline-level="3">Administração por ou</text:h>
      <text:h text:style-name="Heading_20_3" text:outline-level="3">Orientação a serviços</text:h>
      <text:h text:style-name="Heading_20_3" text:outline-level="3">Analisar suporte a temas por cliente</text:h>
      <text:h text:style-name="Heading_20_2" text:outline-level="2">Verificar o funcionamento de controles das ACLs</text:h>
      <text:h text:style-name="Heading_20_2" text:outline-level="2">Analisar módulo de administração</text:h>
      <text:h text:style-name="Heading_20_2" text:outline-level="2">Analisar suporte a Listas</text:h>
      <text:h text:style-name="Heading_20_2" text:outline-level="2">Catalógos</text:h>
      <text:h text:style-name="Heading_20_3" text:outline-level="3"><text:soft-page-break/>Analisar suporte a grupos em ldap?</text:h>
      <text:h text:style-name="Heading_20_3" text:outline-level="3">Analisar implementação de catálogos externos;</text:h>
      <text:h text:style-name="Heading_20_3" text:outline-level="3"><text:s/>Esquemas Ldap x Rhds Serpro;</text:h>
      <text:h text:style-name="Heading_20_2" text:outline-level="2">Verificar padrão utilizado para agenda(Ical, …)</text:h>
      <text:h text:style-name="Heading_20_2" text:outline-level="2">Padrão para conectar dispositivos externos/móveis;</text:h>
      <text:h text:style-name="Heading_20_2" text:outline-level="2">Analisar estrutura das configurações das preferências;</text:h>
      <text:h text:style-name="Heading_20_2" text:outline-level="2">Analisar possibilidade de convivência entre V2 e v3.</text:h>
      <text:h text:style-name="Heading_20_2" text:outline-level="2"><text:s/>Esquema de internacionalização;</text:h>
      <text:h text:style-name="Heading_20_2" text:outline-level="2"><text:s/>Operações Imap permitidas;</text:h>
      <text:h text:style-name="Heading_20_2" text:outline-level="2"><text:s/>Suporte a eventos assíncronos;</text:h>
      <text:h text:style-name="Heading_20_2" text:outline-level="2"><text:s/>Suporte a Contatos dinâmicos;</text:h>
      <text:h text:style-name="Heading_20_2" text:outline-level="2"><text:s/>Explicitar novos módulos ou funcionalidades;</text:h>
      <text:h text:style-name="Heading_20_2" text:outline-level="2"><text:s/>Interface e funcionalidade da agenda;</text:h>
      <text:h text:style-name="Heading_20_2" text:outline-level="2">Acessibilidade e mobilidade</text:h>
      <text:h text:style-name="Heading_20_3" text:outline-level="3"><text:s/>Suporte a acessibilidade?</text:h>
      <text:h text:style-name="Heading_20_3" text:outline-level="3"><text:s/>Suporte a Expresso-mini Web?</text:h>
      <text:h text:style-name="Heading_20_3" text:outline-level="3">Tem offline?</text:h>
      <text:h text:style-name="Heading_20_2" text:outline-level="2">Domínio da estrutura da aplicação.</text:h>
      <text:h text:style-name="Heading_20_2" text:outline-level="2">Comunidade forte?</text:h>
      <text:h text:style-name="Heading_20_2" text:outline-level="2"><text:s/>Como migrar? Devido ao volume, deve necessariamente haver convivência dos dois;</text:h>
      <text:h text:style-name="Heading_20_2" text:outline-level="2"><text:s/>Agendamentos em grupo? com arquivos anexados?<text:line-break/></text:h>
      <text:p text:style-name="P31"/>
      <text:p text:style-name="P31"/>
      <text:p text:style-name="P29"/>
      <text:h text:style-name="Heading_20_1" text:outline-level="1"><text:soft-page-break/><text:s/>Conclusão</text:h>
      <text:p text:style-name="Text_20_body"/>
      <text:p text:style-name="P12">Deverá ser emitido relatório incluindo parecer de item a item levantados neste relatório.</text:p>
      <text:p text:style-name="Text_20_body"/>
      <text:p text:style-name="Text_20_body"/>
      <text:p text:style-name="P27"/>
      <text:p text:style-name="P14"/>
      <text:list xml:id="list173507948" text:style-name="L12">
        <text:list-item>
          <text:h text:style-name="P59" text:outline-level="1">Ficha técnica</text:h>
        </text:list-item>
      </text:list>
      <text:p text:style-name="P7"/>
      <text:p text:style-name="P7">SERVIÇO FEDERAL DE PROCESSAMENTOS DE DADOS </text:p>
      <text:p text:style-name="P7"/>
      <text:p text:style-name="P7">Diretor-Presidente </text:p>
      <text:p text:style-name="P17">Marcos Vinícius Ferreira Mazoni </text:p>
      <text:p text:style-name="P9"/>
      <text:p text:style-name="P7">Diretor-Superintendente </text:p>
      <text:p text:style-name="P17">Gilberto Paganotto </text:p>
      <text:p text:style-name="P9"/>
      <text:p text:style-name="P7">Diretoria de Desenvolvimento</text:p>
      <text:p text:style-name="P17">José Aquino</text:p>
      <text:p text:style-name="P9"/>
      <text:p text:style-name="P7">Superintendência de Desenvolvimento</text:p>
      <text:p text:style-name="P20">Ricardo Cezar de Moura Juca</text:p>
      <text:p text:style-name="P9"/>
      <text:p text:style-name="P7">Coordenação do Projeto</text:p>
      <text:p text:style-name="P18">Marcos Martins Melo</text:p>
      <text:p text:style-name="P18"/>
      <text:p text:style-name="P7">Gerencia Regional Desenvolvimento</text:p>
      <text:p text:style-name="P11"><text:s text:c="8"/>Glenio Villela Pereira</text:p>
      <text:p text:style-name="P13"/>
      <text:p text:style-name="P8">Chefia SUPDE/DEPAE/DE0D9</text:p>
      <text:p text:style-name="P20">Walter Zapalowski</text:p>
      <text:p text:style-name="P16"/>
      <text:p text:style-name="P22">Elaboração</text:p>
      <text:p text:style-name="P21"><text:tab/>Walter Zapalowski</text:p>
      <text:p text:style-name="P13"/>
      <text:p text:style-name="P21"/>
      <text:p text:style-name="P13"/>
      <text:p text:style-name="P13"/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Arial3" svg:font-family="Arial, sans-serif"/>
    <style:font-face style:name="OpenSymbol" svg:font-family="OpenSymbol"/>
    <style:font-face style:name="StarSymbol1" svg:font-family="StarSymbol"/>
    <style:font-face style:name="StarSymbol" svg:font-family="StarSymbol, 'Arial Unicode MS'"/>
    <style:font-face style:name="Arial4" svg:font-family="Aria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fo:color="#000000" style:font-name="Arial" fo:font-size="12pt" fo:language="pt" fo:country="BR" style:font-name-asian="HG Mincho Light J" style:font-size-asian="12pt" style:language-asian="zxx" style:country-asian="none" style:font-name-complex="Arial Unicode M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499cm" fo:margin-bottom="0.199cm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499cm" fo:margin-bottom="0.199cm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499cm" fo:margin-bottom="0.199cm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top="0.499cm" fo:margin-bottom="0.199cm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499cm" fo:margin-bottom="0.199cm"/>
      <style:text-properties fo:font-size="11pt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5cm" fo:margin-bottom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  <style:text-properties fo:font-size="11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  <style:text-properties fo:font-size="11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1" style:family="paragraph" style:parent-style-name="Standard">
      <style:paragraph-properties fo:margin-top="0.42cm" fo:margin-bottom="0.21cm"/>
    </style:style>
    <style:style style:name="Título2" style:family="paragraph" style:parent-style-name="Standard">
      <style:paragraph-properties fo:margin-top="0.42cm" fo:margin-bottom="0.21cm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Dimensão" style:display-name="Linha de Dimensão" style:family="paragraph" style:parent-style-name="Standard"/>
    <style:style style:name="ApresentacaoPadrao_7e_LT_7e_Gliederung_20_1" style:display-name="ApresentacaoPadrao~LT~Gliederung 1" style:family="paragraph">
      <style:paragraph-properties fo:margin-left="0cm" fo:margin-right="0cm" fo:margin-top="0cm" fo:margin-bottom="0.499cm" fo:text-align="start" style:justify-single-word="false" fo:text-indent="0cm" style:auto-text-indent="false" style:text-autospace="none"/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ApresentacaoPadrao_7e_LT_7e_Gliederung_20_2" style:display-name="ApresentacaoPadrao~LT~Gliederung 2" style:family="paragraph" style:parent-style-name="ApresentacaoPadrao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ApresentacaoPadrao_7e_LT_7e_Gliederung_20_3" style:display-name="ApresentacaoPadrao~LT~Gliederung 3" style:family="paragraph" style:parent-style-name="ApresentacaoPadrao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ApresentacaoPadrao_7e_LT_7e_Gliederung_20_4" style:display-name="ApresentacaoPadrao~LT~Gliederung 4" style:family="paragraph" style:parent-style-name="ApresentacaoPadrao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ApresentacaoPadrao_7e_LT_7e_Gliederung_20_5" style:display-name="ApresentacaoPadrao~LT~Gliederung 5" style:family="paragraph" style:parent-style-name="ApresentacaoPadrao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ApresentacaoPadrao_7e_LT_7e_Gliederung_20_6" style:display-name="ApresentacaoPadrao~LT~Gliederung 6" style:family="paragraph" style:parent-style-name="ApresentacaoPadrao_7e_LT_7e_Gliederung_20_5">
      <style:paragraph-properties fo:margin-left="7.2cm" fo:margin-right="0cm" fo:text-indent="-0.6cm" style:auto-text-indent="false">
        <style:tab-stops/>
      </style:paragraph-properties>
    </style:style>
    <style:style style:name="ApresentacaoPadrao_7e_LT_7e_Gliederung_20_7" style:display-name="ApresentacaoPadrao~LT~Gliederung 7" style:family="paragraph" style:parent-style-name="ApresentacaoPadrao_7e_LT_7e_Gliederung_20_6">
      <style:paragraph-properties fo:margin-left="8.4cm" fo:margin-right="0cm" fo:text-indent="-0.6cm" style:auto-text-indent="false">
        <style:tab-stops/>
      </style:paragraph-properties>
    </style:style>
    <style:style style:name="ApresentacaoPadrao_7e_LT_7e_Gliederung_20_8" style:display-name="ApresentacaoPadrao~LT~Gliederung 8" style:family="paragraph" style:parent-style-name="ApresentacaoPadrao_7e_LT_7e_Gliederung_20_7">
      <style:paragraph-properties fo:margin-left="9.601cm" fo:margin-right="0cm" fo:text-indent="-0.6cm" style:auto-text-indent="false">
        <style:tab-stops/>
      </style:paragraph-properties>
    </style:style>
    <style:style style:name="ApresentacaoPadrao_7e_LT_7e_Gliederung_20_9" style:display-name="ApresentacaoPadrao~LT~Gliederung 9" style:family="paragraph" style:parent-style-name="ApresentacaoPadrao_7e_LT_7e_Gliederung_20_8">
      <style:paragraph-properties fo:margin-left="10.8cm" fo:margin-right="0cm" fo:text-indent="-0.6cm" style:auto-text-indent="false">
        <style:tab-stops/>
      </style:paragraph-properties>
    </style:style>
    <style:style style:name="ApresentacaoPadrao_7e_LT_7e_Titel" style:display-name="ApresentacaoPadrao~LT~Titel" style:family="paragraph">
      <style:paragraph-properties fo:text-align="center" style:justify-single-word="false" style:text-autospace="none"/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/>
    </style:style>
    <style:style style:name="ApresentacaoPadrao_7e_LT_7e_Untertitel" style:display-name="ApresentacaoPadrao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ApresentacaoPadrao_7e_LT_7e_Notizen" style:display-name="ApresentacaoPadrao~LT~Notizen" style:family="paragraph">
      <style:paragraph-properties style:text-autospace="none"/>
      <style:text-properties fo:color="#000000" style:text-outline="false" style:text-line-through-style="none" style:font-name="Arial Unicode MS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ApresentacaoPadrao_7e_LT_7e_Hintergrundobjekte" style:display-name="ApresentacaoPadrao~LT~Hintergrundobjekte" style:family="paragraph">
      <style:paragraph-properties style:text-autospace="none"/>
    </style:style>
    <style:style style:name="ApresentacaoPadrao_7e_LT_7e_Hintergrund" style:display-name="ApresentacaoPadrao~LT~Hintergrund" style:family="paragraph">
      <style:paragraph-properties style:text-autospace="none"/>
    </style:style>
    <style:style style:name="WW-Título12" style:family="paragraph">
      <style:paragraph-properties fo:text-align="center" style:justify-single-word="false" style:text-autospace="none"/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/>
    </style:style>
    <style:style style:name="Objetos_20_de_20_plano_20_de_20_fundo" style:display-name="Objetos de plano de fundo" style:family="paragraph">
      <style:paragraph-properties style:text-autospace="none"/>
    </style:style>
    <style:style style:name="Plano_20_de_20_fundo" style:display-name="Plano de fundo" style:family="paragraph">
      <style:paragraph-properties style:text-autospace="none"/>
    </style:style>
    <style:style style:name="Notas" style:family="paragraph">
      <style:paragraph-properties style:text-autospace="none"/>
      <style:text-properties fo:color="#000000" style:text-outline="false" style:text-line-through-style="none" style:font-name="Arial Unicode MS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Estrutura_20_de_20_tópicos_20_1" style:display-name="Estrutura de tópicos 1" style:family="paragraph">
      <style:paragraph-properties fo:margin-left="0cm" fo:margin-right="0cm" fo:margin-top="0cm" fo:margin-bottom="0.499cm" fo:text-align="start" style:justify-single-word="false" fo:text-indent="0cm" style:auto-text-indent="false" style:text-autospace="none"/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Estrutura_20_de_20_tópicos_20_2" style:display-name="Estrutura de tópicos 2" style:family="paragraph" style:parent-style-name="Estrutura_20_de_20_tópicos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Estrutura_20_de_20_tópicos_20_3" style:display-name="Estrutura de tópicos 3" style:family="paragraph" style:parent-style-name="Estrutura_20_de_20_tópicos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Estrutura_20_de_20_tópicos_20_6" style:display-name="Estrutura de tópicos 6" style:family="paragraph" style:parent-style-name="Estrutura_20_de_20_tópicos_20_5">
      <style:paragraph-properties fo:margin-left="7.2cm" fo:margin-right="0cm" fo:text-indent="-0.6cm" style:auto-text-indent="false">
        <style:tab-stops/>
      </style:paragraph-properties>
    </style:style>
    <style:style style:name="Estrutura_20_de_20_tópicos_20_7" style:display-name="Estrutura de tópicos 7" style:family="paragraph" style:parent-style-name="Estrutura_20_de_20_tópicos_20_6">
      <style:paragraph-properties fo:margin-left="8.4cm" fo:margin-right="0cm" fo:text-indent="-0.6cm" style:auto-text-indent="false">
        <style:tab-stops/>
      </style:paragraph-properties>
    </style:style>
    <style:style style:name="Estrutura_20_de_20_tópicos_20_8" style:display-name="Estrutura de tópicos 8" style:family="paragraph" style:parent-style-name="Estrutura_20_de_20_tópicos_20_7">
      <style:paragraph-properties fo:margin-left="9.601cm" fo:margin-right="0cm" fo:text-indent="-0.6cm" style:auto-text-indent="false">
        <style:tab-stops/>
      </style:paragraph-properties>
    </style:style>
    <style:style style:name="Estrutura_20_de_20_tópicos_20_9" style:display-name="Estrutura de tópicos 9" style:family="paragraph" style:parent-style-name="Estrutura_20_de_20_tópicos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Table_20_Contents_20__28_user_29_" style:display-name="Table Contents (user)" style:family="paragraph">
      <style:paragraph-properties style:text-autospace="none"/>
      <style:text-properties fo:font-size="12pt" style:font-size-asian="12pt" style:font-size-complex="12pt"/>
    </style:style>
    <style:style style:name="Title_20__28_user_29_" style:display-name="Title (user)" style:family="paragraph">
      <style:paragraph-properties fo:margin-top="0.746cm" fo:margin-bottom="0.374cm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heading_20_1" style:display-name="heading 1" style:family="paragraph">
      <style:paragraph-properties fo:margin-top="0.88cm" fo:margin-bottom="0.351cm" style:text-autospace="none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Bullet_20_Symbols" style:display-name="Bullet Symbols" style:family="paragraph">
      <style:paragraph-properties style:text-autospace="none"/>
      <style:text-properties style:font-name="StarSymbol" fo:font-size="9pt" style:font-name-asian="StarSymbol" style:font-size-asian="9pt" style:font-name-complex="StarSymbol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W-Título123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21" style:family="paragraph" style:parent-style-name="Standard">
      <style:paragraph-properties fo:margin-top="0.42cm" fo:margin-bottom="0.21cm"/>
    </style:style>
    <style:style style:name="WW-Título1234" style:family="paragraph">
      <style:paragraph-properties fo:text-align="center" style:justify-single-word="false" style:text-autospace="none"/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/>
    </style:style>
    <style:style style:name="PSDS_20_-_20_Corpo_20_de_20_Texto" style:display-name="PSDS - Corpo de Texto" style:family="paragraph">
      <style:paragraph-properties style:text-autospace="none"/>
      <style:text-properties style:font-name="Arial2" fo:font-size="12pt" style:font-name-asian="Arial2" style:font-size-asian="12pt" style:font-name-complex="Arial2" style:font-size-complex="12pt"/>
    </style:style>
    <style:style style:name="PSDS_20_-_20_Marcadores" style:display-name="PSDS - Marcadores" style:family="paragraph">
      <style:paragraph-properties fo:margin-top="0.125cm" fo:margin-bottom="0.125cm"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SDS_20_-_20_Marcadores_20_Nivel_20_1" style:display-name="PSDS - Marcadores Nivel 1" style:family="paragraph">
      <style:paragraph-properties fo:margin-top="0.125cm" fo:margin-bottom="0.125cm"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SDS_20_-_20_Marcadores_20_Nivel_20_2" style:display-name="PSDS - Marcadores Nivel 2" style:family="paragraph">
      <style:paragraph-properties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WW8Num6z0" style:family="paragraph">
      <style:paragraph-properties style:text-autospace="none"/>
      <style:text-properties style:font-name="Symbol" fo:font-size="12pt" style:font-name-asian="Symbol" style:font-size-asian="12pt" style:font-name-complex="Symbol" style:font-size-complex="12pt"/>
    </style:style>
    <style:style style:name="WW-Título12345" style:family="paragraph" style:parent-style-name="Standard">
      <style:paragraph-properties fo:margin-top="0.42cm" fo:margin-bottom="0.21cm"/>
    </style:style>
    <style:style style:name="WW-Título112" style:family="paragraph" style:parent-style-name="Standard">
      <style:paragraph-properties fo:margin-top="0.42cm" fo:margin-bottom="0.21cm"/>
    </style:style>
    <style:style style:name="WW-Título212" style:family="paragraph" style:parent-style-name="Standard">
      <style:paragraph-properties fo:margin-top="0.42cm" fo:margin-bottom="0.21cm"/>
    </style:style>
    <style:style style:name="WW-Título123456" style:family="paragraph">
      <style:paragraph-properties fo:text-align="center" style:justify-single-word="false" style:text-autospace="none"/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suffix=". " style:num-format="1" text:display-levels="3">
        <style:list-level-properties/>
      </text:outline-level-style>
      <text:outline-level-style text:level="4" style:num-suffix=". 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language="pt" fo:country="BR"/>
    </style:style>
    <style:style style:name="MP2" style:family="paragraph" style:parent-style-name="Header">
      <style:paragraph-properties fo:text-align="end" style:justify-single-word="false" fo:padding="0.011cm" fo:border-left="none" fo:border-right="none" fo:border-top="0.002cm solid #000000" fo:border-bottom="none"/>
      <style:text-properties style:font-name="Arial" fo:font-size="8pt" fo:language="pt" fo:country="BR"/>
    </style:style>
    <style:style style:name="MP3" style:family="paragraph" style:parent-style-name="Footer">
      <style:paragraph-properties fo:text-align="end" style:justify-single-word="false" fo:padding="0.049cm" fo:border-left="none" fo:border-right="none" fo:border-top="0.002cm solid #000000" fo:border-bottom="none"/>
      <style:text-properties fo:font-size="9pt"/>
    </style:style>
    <style:style style:name="MP4" style:family="paragraph" style:parent-style-name="Footer">
      <style:paragraph-properties fo:text-align="start" style:justify-single-word="false" fo:padding="0cm" fo:border="none"/>
      <style:text-properties fo:font-size="9pt"/>
    </style:style>
    <style:style style:name="MP5" style:family="paragraph" style:parent-style-name="Header">
      <style:paragraph-properties fo:text-align="start" style:justify-single-word="false"/>
    </style:style>
    <style:style style:name="MP6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6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6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0.499cm"/>
      </style:header-style>
      <style:footer-style>
        <style:header-footer-properties fo:min-height="1.699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width="6.084cm" svg:height="1.092cm" draw:z-index="21"><draw:image xlink:href="Pictures/10000000000001DF0000005681FE674F.jpg" xlink:type="simple" xlink:show="embed" xlink:actuate="onLoad"/></draw:frame></text:p>
        <text:p text:style-name="MP2">Proposta Projeto Evolução Tecnológica Projeto Expresso <text:s/></text:p>
      </style:header>
      <style:footer>
        <text:p text:style-name="MP3"><text:page-number text:select-page="previous">9</text:page-number></text:p>
        <text:p text:style-name="MP4"><draw:frame draw:style-name="Mfr2" draw:name="Gráfico3" text:anchor-type="paragraph" svg:x="0.019cm" svg:y="0.132cm" svg:width="4.022cm" svg:height="0.587cm" draw:z-index="9"><draw:image xlink:href="Pictures/2000000800000FB50000024D669205AA.wmf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3" draw:name="Gráfico5" text:anchor-type="paragraph" svg:width="4.022cm" svg:height="0.587cm" draw:z-index="22"><draw:image xlink:href="Pictures/2000000800000FB50000024D669205AA.wmf" xlink:type="simple" xlink:show="embed" xlink:actuate="onLoad"/></draw:frame></text:p>
      </style:header>
      <style:footer>
        <text:p text:style-name="MP6"/>
        <text:p text:style-name="MP6"><draw:frame draw:style-name="Mfr1" draw:name="figura1" text:anchor-type="paragraph" svg:width="6.084cm" svg:height="1.092cm" draw:z-index="23"><draw:image xlink:href="Pictures/10000000000001DF0000005681FE674F.jpg" xlink:type="simple" xlink:show="embed" xlink:actuate="onLoad"/></draw:frame></text:p>
        <text:p text:style-name="MP6"/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06-05-30T16:23:49</meta:creation-date>
    <dc:date>2011-06-03T19:56:43</dc:date>
    <meta:print-date>2009-07-17T09:09:08</meta:print-date>
    <dc:language>pt-BR</dc:language>
    <meta:editing-cycles>494</meta:editing-cycles>
    <meta:editing-duration>P27DT14H49M44S</meta:editing-duration>
    <dc:creator>Walter Zapalowski</dc:creator>
    <meta:document-statistic meta:table-count="0" meta:image-count="4" meta:object-count="0" meta:page-count="11" meta:paragraph-count="163" meta:word-count="1113" meta:character-count="7946"/>
    <meta:user-defined meta:name="Info 1"/>
    <meta:user-defined meta:name="Info 2"/>
    <meta:user-defined meta:name="Info 3"/>
    <meta:user-defined meta:name="Info 4"/>
    <meta:template xlink:type="simple" xlink:actuate="onRequest" xlink:title="RelatorioManualSUPTI" xlink:href="../../../../../Arquivos%20de%20programas/BrOffice.org%202.0/share/template/pt-BR/MarcaSerpro/RelatorioManualSUPTI.ott" meta:date="2006-05-30T16:23:49"/>
  </office:meta>
</office:document-meta>
</file>